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d4ab6" officeooo:paragraph-rsid="001d4ab6" style:font-size-asian="14pt" style:font-size-complex="16pt"/>
    </style:style>
    <style:style style:name="P2" style:family="paragraph" style:parent-style-name="Standard">
      <style:text-properties fo:font-size="16pt" officeooo:rsid="001f6be9" officeooo:paragraph-rsid="001f6be9" style:font-size-asian="14pt" style:font-size-complex="16pt"/>
    </style:style>
    <style:style style:name="P3" style:family="paragraph" style:parent-style-name="Standard">
      <style:text-properties fo:font-size="16pt" officeooo:rsid="0024a795" officeooo:paragraph-rsid="0024a795" style:font-size-asian="14pt" style:font-size-complex="16pt"/>
    </style:style>
    <style:style style:name="P4" style:family="paragraph" style:parent-style-name="Standard">
      <style:text-properties fo:font-size="16pt" officeooo:rsid="00263b14" officeooo:paragraph-rsid="00263b14" style:font-size-asian="14pt" style:font-size-complex="16pt"/>
    </style:style>
    <style:style style:name="P5" style:family="paragraph" style:parent-style-name="Standard">
      <style:text-properties fo:font-size="16pt" officeooo:rsid="0026c943" officeooo:paragraph-rsid="0026c943" style:font-size-asian="14pt" style:font-size-complex="16pt"/>
    </style:style>
    <style:style style:name="P6" style:family="paragraph" style:parent-style-name="Standard">
      <style:text-properties fo:font-size="16pt" officeooo:rsid="0027868b" officeooo:paragraph-rsid="0027868b" style:font-size-asian="14pt" style:font-size-complex="16pt"/>
    </style:style>
    <style:style style:name="P7" style:family="paragraph" style:parent-style-name="Standard">
      <style:text-properties fo:font-size="16pt" officeooo:rsid="00295329" officeooo:paragraph-rsid="00295329" style:font-size-asian="14pt" style:font-size-complex="16pt"/>
    </style:style>
    <style:style style:name="P8" style:family="paragraph" style:parent-style-name="Standard">
      <style:text-properties fo:font-size="16pt" officeooo:rsid="0029fc51" officeooo:paragraph-rsid="0029fc51" style:font-size-asian="14pt" style:font-size-complex="16pt"/>
    </style:style>
    <style:style style:name="T1" style:family="text">
      <style:text-properties officeooo:rsid="0029fc5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#include&lt;stdio.h&gt;</text:p>
      <text:p text:style-name="P1">int swap(int*,int*);</text:p>
      <text:p text:style-name="P1">int main()</text:p>
      <text:p text:style-name="P1">{</text:p>
      <text:p text:style-name="P1"><text:s text:c="4"/>int num1,num2;</text:p>
      <text:p text:style-name="P1"><text:s text:c="4"/>printf("Enter two numbers :-");</text:p>
      <text:p text:style-name="P1"><text:s text:c="4"/>scanf("%d %d",&amp;num1,&amp;num2);</text:p>
      <text:p text:style-name="P1"><text:s text:c="4"/>swap(&amp;num1,&amp;num2);</text:p>
      <text:p text:style-name="P1"><text:s text:c="4"/>printf("The swapped numbers are %d and %d.\n",num1,num2);</text:p>
      <text:p text:style-name="P1"><text:s text:c="4"/>return 0;</text:p>
      <text:p text:style-name="P1">}</text:p>
      <text:p text:style-name="P1"/>
      <text:p text:style-name="P1">int swap(int *p,int *q)</text:p>
      <text:p text:style-name="P1">{</text:p>
      <text:p text:style-name="P1"><text:s text:c="4"/>int s;</text:p>
      <text:p text:style-name="P1"><text:s text:c="4"/>s=*p;</text:p>
      <text:p text:style-name="P1"><text:s text:c="4"/>*p=*q;</text:p>
      <text:p text:style-name="P1"><text:s text:c="4"/>*q=s;</text:p>
      <text:p text:style-name="P1"><text:s text:c="4"/>return 0;</text:p>
      <text:p text:style-name="P1">}</text:p>
      <text:p text:style-name="P1"/>
      <text:p text:style-name="P1">2.#include&lt;stdio.h&gt;</text:p>
      <text:p text:style-name="P1">void swap(char**,char**);</text:p>
      <text:p text:style-name="P1"/>
      <text:p text:style-name="P1">int main()</text:p>
      <text:p text:style-name="P1">{</text:p>
      <text:p text:style-name="P1"><text:s text:c="4"/>char *str1 = "Hello";</text:p>
      <text:p text:style-name="P1"><text:s text:c="4"/>char *str2 = "World";</text:p>
      <text:p text:style-name="P1"><text:s text:c="4"/>swap(&amp;str1,&amp;str2);</text:p>
      <text:p text:style-name="P1"><text:s text:c="4"/>printf("String 1 is %s,\nString 2 is %s\n",str1,str2);</text:p>
      <text:p text:style-name="P1"><text:s text:c="4"/>return 0;</text:p>
      <text:p text:style-name="P1">}</text:p>
      <text:p text:style-name="P1"/>
      <text:p text:style-name="P1">void swap(char**str1,char**str2)</text:p>
      <text:p text:style-name="P1">{</text:p>
      <text:p text:style-name="P1"><text:s text:c="4"/>char*temp=*str1;</text:p>
      <text:p text:style-name="P1"><text:s text:c="4"/>*str1=*str2;</text:p>
      <text:p text:style-name="P1"><text:s text:c="4"/>*str2=temp;</text:p>
      <text:p text:style-name="P1">}</text:p>
      <text:p text:style-name="P2"><text:soft-page-break/>3.#include&lt;stdio.h&gt;</text:p>
      <text:p text:style-name="P2">void sort(int*,int);</text:p>
      <text:p text:style-name="P2">int main()</text:p>
      <text:p text:style-name="P2">{</text:p>
      <text:p text:style-name="P2"><text:s text:c="4"/>int i,n=5;</text:p>
      <text:p text:style-name="P2"><text:s text:c="4"/>int num[5]={3,4,2,5,1};</text:p>
      <text:p text:style-name="P2"><text:s text:c="4"/>printf("Unsorted Array is:-\n");</text:p>
      <text:p text:style-name="P2"><text:s text:c="4"/>for(i=0;i&lt;5;i++)</text:p>
      <text:p text:style-name="P2"><text:s text:c="8"/>printf("%d <text:s/>",num[i]);</text:p>
      <text:p text:style-name="P2"><text:s text:c="4"/>sort(num,n);</text:p>
      <text:p text:style-name="P2"><text:s text:c="4"/>printf("\nSorted Array is :-\n");</text:p>
      <text:p text:style-name="P2"><text:s text:c="4"/>for(i=0;i&lt;5;i++)</text:p>
      <text:p text:style-name="P2"><text:s text:c="8"/>printf("%d <text:s/>",num[i]);</text:p>
      <text:p text:style-name="P2"><text:s text:c="4"/>printf("\n");</text:p>
      <text:p text:style-name="P2"><text:s text:c="4"/>return 0;</text:p>
      <text:p text:style-name="P2">}</text:p>
      <text:p text:style-name="P2"/>
      <text:p text:style-name="P2">void sort(int *p,int n)</text:p>
      <text:p text:style-name="P2">{</text:p>
      <text:p text:style-name="P2"><text:s text:c="4"/>int i,j,temp;</text:p>
      <text:p text:style-name="P2"><text:s text:c="4"/>for(i=0;i&lt;n;i++)</text:p>
      <text:p text:style-name="P2"><text:s text:c="4"/>{</text:p>
      <text:p text:style-name="P2"><text:s text:c="8"/>for(j=i+1;j&lt;n;j++)</text:p>
      <text:p text:style-name="P2"><text:s text:c="8"/>{</text:p>
      <text:p text:style-name="P2"><text:s text:c="12"/>if(*(p+i)&gt;*(p+j))</text:p>
      <text:p text:style-name="P2"><text:s text:c="12"/>{</text:p>
      <text:p text:style-name="P2"><text:s text:c="16"/>temp=*(p+i);</text:p>
      <text:p text:style-name="P2"><text:s text:c="16"/>*(p+i)=*(p+j);</text:p>
      <text:p text:style-name="P2"><text:s text:c="16"/>*(p+j)=temp;</text:p>
      <text:p text:style-name="P2"><text:s text:c="12"/>}</text:p>
      <text:p text:style-name="P2"><text:s text:c="8"/>}</text:p>
      <text:p text:style-name="P2"><text:s text:c="4"/>}</text:p>
      <text:p text:style-name="P2">}</text:p>
      <text:p text:style-name="P2"/>
      <text:p text:style-name="P3">4.#include&lt;stdio.h&gt;</text:p>
      <text:p text:style-name="P3">int main()</text:p>
      <text:p text:style-name="P3">{</text:p>
      <text:p text:style-name="P3"><text:s text:c="4"/>int a=10;</text:p>
      <text:p text:style-name="P3"><text:s text:c="4"/>int *p=&amp;a;</text:p>
      <text:p text:style-name="P3"><text:soft-page-break/><text:s text:c="4"/>printf("How to handle pointers in c program\n\n");</text:p>
      <text:p text:style-name="P3"><text:s text:c="4"/>printf("We declared an int variable a and a pointer *p\n");</text:p>
      <text:p text:style-name="P3"><text:s text:c="4"/>printf("Value of a is %d\nAddress of a written as &amp;a is %p\n",a,&amp;a);</text:p>
      <text:p text:style-name="P3"><text:s text:c="4"/>printf("*p is a pointer variable\n");</text:p>
      <text:p text:style-name="P3"><text:s text:c="4"/>printf("Value of p is %p\nValue of address of p is &amp;p which is %p\n",p,&amp;p);</text:p>
      <text:p text:style-name="P3"><text:s text:c="4"/>printf("Value of address which the pointer is refering is *p which is %d\n",*p);</text:p>
      <text:p text:style-name="P3"><text:s text:c="4"/>return 0;</text:p>
      <text:p text:style-name="P3">}</text:p>
      <text:p text:style-name="P3"/>
      <text:p text:style-name="P4">5.#include&lt;stdio.h&gt;</text:p>
      <text:p text:style-name="P4">int compare(int*,int*);</text:p>
      <text:p text:style-name="P4">int main()</text:p>
      <text:p text:style-name="P4">{</text:p>
      <text:p text:style-name="P4"><text:s text:c="4"/>int num1,num2,max;</text:p>
      <text:p text:style-name="P4"><text:s text:c="4"/>printf("Enter two numbers :- ");</text:p>
      <text:p text:style-name="P4"><text:s text:c="4"/>scanf("%d %d",&amp;num1,&amp;num2);</text:p>
      <text:p text:style-name="P4"><text:s text:c="4"/>max=compare(&amp;num1,&amp;num2);</text:p>
      <text:p text:style-name="P4"><text:s text:c="4"/>printf("The greater number is %d",max);</text:p>
      <text:p text:style-name="P4"><text:s text:c="4"/>printf("\n");</text:p>
      <text:p text:style-name="P4"><text:s text:c="4"/>return 0;</text:p>
      <text:p text:style-name="P4">}</text:p>
      <text:p text:style-name="P4"/>
      <text:p text:style-name="P4">int compare(int *p,int *q)</text:p>
      <text:p text:style-name="P4">{</text:p>
      <text:p text:style-name="P4"><text:s text:c="4"/>int max;</text:p>
      <text:p text:style-name="P4"><text:s text:c="4"/>if(*p&gt;*q)</text:p>
      <text:p text:style-name="P4"><text:s text:c="8"/>max=*p;</text:p>
      <text:p text:style-name="P4"><text:s text:c="4"/>else</text:p>
      <text:p text:style-name="P4"><text:s text:c="8"/>max=*q;</text:p>
      <text:p text:style-name="P4"><text:s text:c="4"/>return max;</text:p>
      <text:p text:style-name="P4">}</text:p>
      <text:p text:style-name="P4"/>
      <text:p text:style-name="P5">6.#include&lt;stdio.h&gt;</text:p>
      <text:p text:style-name="P5">int len(char*);</text:p>
      <text:p text:style-name="P5">int main()</text:p>
      <text:p text:style-name="P5">{</text:p>
      <text:p text:style-name="P5"><text:s text:c="4"/>int l;</text:p>
      <text:p text:style-name="P5"><text:soft-page-break/><text:s text:c="4"/>char str[50];</text:p>
      <text:p text:style-name="P5"><text:s text:c="4"/>printf("Enter a String :-");</text:p>
      <text:p text:style-name="P5"><text:s text:c="4"/>fgets(str,50,stdin);</text:p>
      <text:p text:style-name="P5"><text:s text:c="4"/>l=len(str);</text:p>
      <text:p text:style-name="P5"><text:s text:c="4"/>printf("Length of the string is %d\n",l-1);</text:p>
      <text:p text:style-name="P5"><text:s text:c="4"/>return 0;</text:p>
      <text:p text:style-name="P5">}</text:p>
      <text:p text:style-name="P5"/>
      <text:p text:style-name="P5">int len(char *p)</text:p>
      <text:p text:style-name="P5">{</text:p>
      <text:p text:style-name="P5"><text:s text:c="4"/>int i,count=0;</text:p>
      <text:p text:style-name="P5"><text:s text:c="4"/>for(i=0;*(p+i);i++)</text:p>
      <text:p text:style-name="P5"><text:s text:c="4"/>{</text:p>
      <text:p text:style-name="P5"><text:s text:c="8"/>count++;</text:p>
      <text:p text:style-name="P5"><text:s text:c="4"/>}</text:p>
      <text:p text:style-name="P5"><text:s text:c="4"/>return count;</text:p>
      <text:p text:style-name="P5">}</text:p>
      <text:p text:style-name="P5"/>
      <text:p text:style-name="P5">7.#include&lt;stdio.h&gt;</text:p>
      <text:p text:style-name="P5">int len(char*);</text:p>
      <text:p text:style-name="P5">void alpha(char*,int);</text:p>
      <text:p text:style-name="P5">int main()</text:p>
      <text:p text:style-name="P5">{</text:p>
      <text:p text:style-name="P5"><text:s text:c="4"/>int l;</text:p>
      <text:p text:style-name="P5"><text:s text:c="4"/>char str[50];</text:p>
      <text:p text:style-name="P5"><text:s text:c="4"/>printf("Enter a String :-");</text:p>
      <text:p text:style-name="P5"><text:s text:c="4"/>fgets(str,50,stdin);</text:p>
      <text:p text:style-name="P5"><text:s text:c="4"/>l=len(str);</text:p>
      <text:p text:style-name="P5"><text:s text:c="4"/>alpha(str,l);</text:p>
      <text:p text:style-name="P5"><text:s text:c="4"/>return 0;</text:p>
      <text:p text:style-name="P5">}</text:p>
      <text:p text:style-name="P5"/>
      <text:p text:style-name="P5">int len(char *p)</text:p>
      <text:p text:style-name="P5">{</text:p>
      <text:p text:style-name="P5"><text:s text:c="4"/>int i,count=0;</text:p>
      <text:p text:style-name="P5"><text:s text:c="4"/>for(i=0;*(p+i);i++)</text:p>
      <text:p text:style-name="P5"><text:s text:c="4"/>{</text:p>
      <text:p text:style-name="P5"><text:s text:c="8"/>count++;</text:p>
      <text:p text:style-name="P5"><text:s text:c="4"/>}</text:p>
      <text:p text:style-name="P5"><text:soft-page-break/><text:s text:c="4"/>return count;</text:p>
      <text:p text:style-name="P5">}</text:p>
      <text:p text:style-name="P5"/>
      <text:p text:style-name="P5">void alpha(char *p,int n)</text:p>
      <text:p text:style-name="P5">{</text:p>
      <text:p text:style-name="P5"><text:s text:c="4"/>int vowel=0,conso=0,i,c;</text:p>
      <text:p text:style-name="P5"><text:s text:c="4"/>for(i=0;i&lt;n;i++)</text:p>
      <text:p text:style-name="P5"><text:s text:c="4"/>{</text:p>
      <text:p text:style-name="P5"><text:s text:c="8"/>if(*(p+i)=='a'|*(p+i)=='A'|*(p+i)=='e'|*(p+i)=='E'|*(p+i)=='i'|*(p+i)=='I'|*(p+i)=='o'|*(p+i)=='O'|*(p+i)=='u'|*(p+i)=='U')</text:p>
      <text:p text:style-name="P5"><text:s text:c="12"/>vowel++;</text:p>
      <text:p text:style-name="P5"><text:s text:c="8"/>else</text:p>
      <text:p text:style-name="P5"><text:s text:c="8"/>{</text:p>
      <text:p text:style-name="P5"><text:s text:c="12"/>c=*(p+i);</text:p>
      <text:p text:style-name="P5"><text:s text:c="12"/>if((c&gt;64 &amp; c&lt;91)|(c&gt;96 &amp; c&lt;123))</text:p>
      <text:p text:style-name="P5"><text:s text:c="16"/>conso++;</text:p>
      <text:p text:style-name="P5"><text:s text:c="8"/>}</text:p>
      <text:p text:style-name="P5"><text:s text:c="4"/>}</text:p>
      <text:p text:style-name="P5"><text:s text:c="4"/>printf("Total Vowels are %d and Consonants are %d.\n",vowel,conso);</text:p>
      <text:p text:style-name="P5"><text:s text:c="4"/>return;</text:p>
      <text:p text:style-name="P5">}</text:p>
      <text:p text:style-name="P5"/>
      <text:p text:style-name="P6">8.#include&lt;stdio.h&gt;</text:p>
      <text:p text:style-name="P6">int sum(int*);</text:p>
      <text:p text:style-name="P6">int main()</text:p>
      <text:p text:style-name="P6">{</text:p>
      <text:p text:style-name="P6"><text:s text:c="4"/>int i,s,num[10];</text:p>
      <text:p text:style-name="P6"><text:s text:c="4"/>printf("Enter 10 numbers :-");</text:p>
      <text:p text:style-name="P6"><text:s text:c="4"/>for(i-0;i&lt;10;i++)</text:p>
      <text:p text:style-name="P6"><text:s text:c="8"/>scanf("%d",&amp;num[i]);</text:p>
      <text:p text:style-name="P6"><text:s text:c="4"/>s=sum(num);</text:p>
      <text:p text:style-name="P6"><text:s text:c="4"/>printf("The sum of all numbers is %d.\n",s);</text:p>
      <text:p text:style-name="P6"><text:s text:c="4"/>return 0;</text:p>
      <text:p text:style-name="P6">}</text:p>
      <text:p text:style-name="P6"/>
      <text:p text:style-name="P6">int sum(int *p)</text:p>
      <text:p text:style-name="P6">{</text:p>
      <text:p text:style-name="P6"><text:s text:c="4"/>int s=0,i;</text:p>
      <text:p text:style-name="P6"><text:s text:c="4"/>for(i=0;i&lt;10;i++)</text:p>
      <text:p text:style-name="P6"><text:soft-page-break/><text:s text:c="4"/>{</text:p>
      <text:p text:style-name="P6"><text:s text:c="8"/>s=s+*(p+i);</text:p>
      <text:p text:style-name="P6"><text:s text:c="4"/>}</text:p>
      <text:p text:style-name="P6"><text:s text:c="4"/>return s;</text:p>
      <text:p text:style-name="P6">}</text:p>
      <text:p text:style-name="P6"/>
      <text:p text:style-name="P8">9.#include&lt;stdio.h&gt;</text:p>
      <text:p text:style-name="P8">int main()</text:p>
      <text:p text:style-name="P8">{</text:p>
      <text:p text:style-name="P8"><text:s text:c="4"/>int n;</text:p>
      <text:p text:style-name="P8"><text:s text:c="4"/>printf("Enter number of elements in the array :-");</text:p>
      <text:p text:style-name="P8"><text:s text:c="4"/>scanf("%d",&amp;n);</text:p>
      <text:p text:style-name="P8"><text:s text:c="4"/>int num[n],i,temp;</text:p>
      <text:p text:style-name="P8"><text:s text:c="4"/>printf("Enter %d numbers :- ",n);</text:p>
      <text:p text:style-name="P8"><text:s text:c="4"/>for(i=0;i&lt;n;i++)</text:p>
      <text:p text:style-name="P8"><text:s text:c="8"/>scanf("%d",&amp;num[i]);</text:p>
      <text:p text:style-name="P8"><text:s text:c="4"/>int *p=&amp;num[0];</text:p>
      <text:p text:style-name="P8"><text:s text:c="4"/>for(i=0;i&lt;n/2;i++)</text:p>
      <text:p text:style-name="P8"><text:s text:c="4"/>{</text:p>
      <text:p text:style-name="P8"><text:s text:c="8"/>temp=*(p+i);</text:p>
      <text:p text:style-name="P8"><text:s text:c="8"/>*(p+i)=*(p+(n-1-i));</text:p>
      <text:p text:style-name="P8"><text:s text:c="8"/>*(p+(n-1)-i)=temp;</text:p>
      <text:p text:style-name="P8"><text:s text:c="4"/>}</text:p>
      <text:p text:style-name="P8"><text:s text:c="4"/>printf("Reversed Array is :- ");</text:p>
      <text:p text:style-name="P8"><text:s text:c="4"/>for(i=0;i&lt;n;i++)</text:p>
      <text:p text:style-name="P8"><text:s text:c="8"/>printf("%d <text:s/>",num[i]);</text:p>
      <text:p text:style-name="P8"><text:s text:c="4"/>printf("\n");</text:p>
      <text:p text:style-name="P8">}</text:p>
      <text:p text:style-name="P8"/>
      <text:p text:style-name="P7"><text:span text:style-name="T1">10</text:span>.#include&lt;stdio.h&gt;</text:p>
      <text:p text:style-name="P7">int len(char*);</text:p>
      <text:p text:style-name="P7">void reverse(char*,int);</text:p>
      <text:p text:style-name="P7">int main()</text:p>
      <text:p text:style-name="P7">{</text:p>
      <text:p text:style-name="P7"><text:s text:c="4"/>int l;</text:p>
      <text:p text:style-name="P7"><text:s text:c="4"/>char str[50];</text:p>
      <text:p text:style-name="P7"><text:s text:c="4"/>printf("Enter a String :-");</text:p>
      <text:p text:style-name="P7"><text:s text:c="4"/>fgets(str,50,stdin);</text:p>
      <text:p text:style-name="P7"><text:s text:c="4"/>l=len(str);</text:p>
      <text:p text:style-name="P7"><text:soft-page-break/><text:s text:c="4"/>reverse(str,l);</text:p>
      <text:p text:style-name="P7"><text:s text:c="4"/>printf("Reversed String is :-");</text:p>
      <text:p text:style-name="P7"><text:s text:c="4"/>printf("%s",str);</text:p>
      <text:p text:style-name="P7"><text:s text:c="4"/>printf("\n");</text:p>
      <text:p text:style-name="P7"><text:s text:c="4"/>return 0;</text:p>
      <text:p text:style-name="P7">}</text:p>
      <text:p text:style-name="P7"/>
      <text:p text:style-name="P7">int len(char *p)</text:p>
      <text:p text:style-name="P7">{</text:p>
      <text:p text:style-name="P7"><text:s text:c="4"/>int i,count=0;</text:p>
      <text:p text:style-name="P7"><text:s text:c="4"/>for(i=0;*(p+i);i++)</text:p>
      <text:p text:style-name="P7"><text:s text:c="4"/>{</text:p>
      <text:p text:style-name="P7"><text:s text:c="8"/>count++;</text:p>
      <text:p text:style-name="P7"><text:s text:c="4"/>}</text:p>
      <text:p text:style-name="P7"><text:s text:c="4"/>return count;</text:p>
      <text:p text:style-name="P7">}</text:p>
      <text:p text:style-name="P7"/>
      <text:p text:style-name="P7">void reverse(char *p,int n)</text:p>
      <text:p text:style-name="P7">{</text:p>
      <text:p text:style-name="P7"><text:s text:c="4"/>char c;</text:p>
      <text:p text:style-name="P7"><text:s text:c="4"/>int i;</text:p>
      <text:p text:style-name="P7"><text:s text:c="4"/>for(i=0;i&lt;n/2;i++)</text:p>
      <text:p text:style-name="P7"><text:s text:c="4"/>{</text:p>
      <text:p text:style-name="P7"><text:s text:c="8"/>c=*(p+i);</text:p>
      <text:p text:style-name="P7"><text:s text:c="8"/>*(p+i)=*(p+(n-1-i));</text:p>
      <text:p text:style-name="P7"><text:s text:c="8"/>*(p+(n-1-i))=c;</text:p>
      <text:p text:style-name="P7"><text:s text:c="4"/>}</text:p>
      <text:p text:style-name="P7"><text:s text:c="4"/>return;</text:p>
      <text:p text:style-name="P7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4T12:53:45.995849030</meta:creation-date>
    <dc:date>2022-08-27T22:11:36.508770058</dc:date>
    <meta:editing-duration>PT27M42S</meta:editing-duration>
    <meta:editing-cycles>3</meta:editing-cycles>
    <meta:generator>LibreOffice/7.3.5.2$Linux_X86_64 LibreOffice_project/30$Build-2</meta:generator>
    <meta:document-statistic meta:table-count="0" meta:image-count="0" meta:object-count="0" meta:page-count="7" meta:paragraph-count="241" meta:word-count="472" meta:character-count="4321" meta:non-whitespace-character-count="3251"/>
  </office:meta>
</office:document-meta>
</file>